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 Mono" svg:font-family="'Go Mono'" style:font-adornments="Regular" style:font-pitch="fixed"/>
    <style:font-face style:name="elusiveicons" svg:font-family="elusiveicons" style:font-adornments="Bold Italic" style:font-pitch="fixed"/>
    <style:font-face style:name="FreeMono" svg:font-family="FreeMono" style:font-adornments="Bold Obliqu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gradient-step-count="0" draw:textarea-horizontal-align="justify" draw:textarea-vertical-align="middle" draw:auto-grow-height="false" fo:min-height="4.83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.952cm" svg:y="1.952cm">
          <text:p text:style-name="P1">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 Mono" svg:font-family="'Go Mono'" style:font-adornments="Regular" style:font-pitch="fixed"/>
    <style:font-face style:name="elusiveicons" svg:font-family="elusiveicons" style:font-adornments="Bold Italic" style:font-pitch="fixed"/>
    <style:font-face style:name="FreeMono" svg:font-family="FreeMono" style:font-adornments="Bold Obliqu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000000" draw:end-color="#ff860d" draw:start-intensity="100%" draw:end-intensity="100%" draw:border="0%"/>
    <draw:gradient draw:name="Gradient_20_2" draw:display-name="Gradient 2" draw:style="radial" draw:cx="50%" draw:cy="50%" draw:start-color="#000000" draw:end-color="#ff860d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27cm" svg:stroke-color="#ff0000" draw:marker-start-width="0.406cm" draw:marker-start-center="false" draw:marker-end-width="0.406cm" draw:marker-end-center="false" draw:stroke-linejoin="miter" svg:stroke-linecap="square" draw:fill="none" draw:fill-color="#ffff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10d0c" loext:opacity="100%" style:text-outline="true" style:text-line-through-style="none" style:text-line-through-type="none" style:font-name="Go Mono" fo:font-family="'Go Mono'" style:font-style-name="Regular" style:font-pitch="fixed" fo:font-size="7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2T18:41:55.828297495</meta:creation-date>
    <dc:date>2021-10-02T18:52:04.541641346</dc:date>
    <meta:editing-duration>PT16S</meta:editing-duration>
    <meta:editing-cycles>1</meta:editing-cycles>
    <meta:document-statistic meta:object-count="1"/>
    <meta:generator>LibreOffice/7.1.6.2$Linux_X86_64 LibreOffice_project/10$Build-2</meta:generator>
  </office:meta>
</office:document-meta>
</file>